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2cm"/>
    </style:style>
    <style:style style:name="gr8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1cm"/>
    </style:style>
    <style:style style:name="gr9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dfcce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8cm" svg:y="1cm">
          <text:p text:style-name="P1"><text:span text:style-name="T1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8.001cm" svg:y="9.001cm">
          <text:p text:style-name="P1"><text:span text:style-name="T1">Main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8.002cm" svg:y="13.002cm">
          <text:p text:style-name="P1"><text:span text:style-name="T1">Effect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8.003cm" svg:y="17.003cm">
          <text:p text:style-name="P1"><text:span text:style-name="T1">Param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2cm" svg:x="8.004cm" svg:y="21.004cm">
          <text:p text:style-name="P1"><text:span text:style-name="T1">Param 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cm" svg:y1="3cm" svg:x2="9cm" svg:y2="5cm" draw:start-shape="id1" draw:start-glue-point="8" draw:end-shape="id2" svg:d="M9000 3000v2000" svg:viewBox="0 0 1 2001">
          <text:p/>
        </draw:connector>
        <draw:frame draw:style-name="gr3" draw:text-style-name="P4" draw:layer="layout" svg:width="0.786cm" svg:height="0.725cm" svg:x="8.914cm" svg:y="4.9cm">
          <draw:text-box>
            <text:p><text:span text:style-name="T2">A</text:span></text:p>
          </draw:text-box>
        </draw:frame>
        <draw:connector draw:style-name="gr2" draw:text-style-name="P3" draw:layer="layout" draw:type="curve" svg:x1="9.001cm" svg:y1="11.001cm" svg:x2="9.002cm" svg:y2="13.002cm" draw:start-shape="id3" draw:start-glue-point="8" draw:end-shape="id4" draw:end-glue-point="4" svg:d="M9001 11001c0 1501 1 501 1 2001" svg:viewBox="0 0 2 2002">
          <text:p/>
        </draw:connector>
        <draw:frame draw:style-name="gr4" draw:text-style-name="P4" draw:layer="layout" svg:width="0.807cm" svg:height="0.725cm" svg:x="6.414cm" svg:y="15.101cm">
          <draw:text-box>
            <text:p><text:span text:style-name="T2">D</text:span></text:p>
          </draw:text-box>
        </draw:frame>
        <draw:connector draw:style-name="gr2" draw:text-style-name="P3" draw:layer="layout" draw:type="curve" svg:x1="9.002cm" svg:y1="15.002cm" svg:x2="9.003cm" svg:y2="17.003cm" draw:start-shape="id4" draw:start-glue-point="8" draw:end-shape="id5" draw:end-glue-point="4" svg:d="M9002 15002c0 1501 1 501 1 2001" svg:viewBox="0 0 2 2002">
          <text:p/>
        </draw:connector>
        <draw:frame draw:style-name="gr4" draw:text-style-name="P4" draw:layer="layout" svg:width="0.807cm" svg:height="0.725cm" svg:x="9.014cm" svg:y="15.102cm">
          <draw:text-box>
            <text:p><text:span text:style-name="T2">C</text:span></text:p>
          </draw:text-box>
        </draw:frame>
        <draw:frame draw:style-name="gr3" draw:text-style-name="P4" draw:layer="layout" svg:width="0.786cm" svg:height="0.725cm" svg:x="9.015cm" svg:y="20.003cm">
          <draw:text-box>
            <text:p><text:span text:style-name="T2">E</text:span></text:p>
          </draw:text-box>
        </draw:frame>
        <draw:connector draw:style-name="gr2" draw:text-style-name="P3" draw:layer="layout" draw:type="curve" svg:x1="9.003cm" svg:y1="19.003cm" svg:x2="9.004cm" svg:y2="21.004cm" draw:start-shape="id5" draw:start-glue-point="8" draw:end-shape="id6" svg:d="M9003 19003c0 1501 1 501 1 2001" svg:viewBox="0 0 2 2002">
          <text:p/>
        </draw:connector>
        <draw:connector draw:style-name="gr2" draw:text-style-name="P3" draw:layer="layout" draw:type="curve" svg:x1="10.004cm" svg:y1="22.004cm" svg:x2="9.71cm" svg:y2="18.71cm" draw:start-shape="id6" draw:start-glue-point="10" draw:end-shape="id5" draw:end-glue-point="9" svg:d="M10004 22004c753 0 900-3294-294-3294" svg:viewBox="0 0 879 3295">
          <text:p/>
        </draw:connector>
        <draw:connector draw:style-name="gr2" draw:text-style-name="P3" draw:layer="layout" draw:type="curve" svg:x1="8.004cm" svg:y1="22.004cm" svg:x2="8.296cm" svg:y2="18.71cm" draw:start-shape="id6" draw:start-glue-point="6" draw:end-shape="id5" draw:end-glue-point="7" svg:d="M8004 22004c-753 0-899-3294 292-3294" svg:viewBox="0 0 877 3295">
          <text:p/>
        </draw:connector>
        <draw:connector draw:style-name="gr2" draw:text-style-name="P3" draw:layer="layout" draw:type="curve" svg:x1="8.003cm" svg:y1="18.003cm" svg:x2="8.295cm" svg:y2="14.709cm" draw:start-shape="id5" draw:start-glue-point="6" draw:end-shape="id4" draw:end-glue-point="7" svg:d="M8003 18003c-753 0-899-3294 292-3294" svg:viewBox="0 0 877 3295">
          <text:p/>
        </draw:connector>
        <draw:connector draw:style-name="gr2" draw:text-style-name="P3" draw:layer="layout" draw:type="curve" svg:x1="8.002cm" svg:y1="14.002cm" svg:x2="8.294cm" svg:y2="10.708cm" draw:start-shape="id4" draw:start-glue-point="6" draw:end-shape="id3" draw:end-glue-point="7" svg:d="M8002 14002c-753 0-899-3294 292-3294" svg:viewBox="0 0 877 3295">
          <text:p/>
        </draw:connector>
        <draw:frame draw:style-name="gr3" draw:text-style-name="P4" draw:layer="layout" svg:width="0.786cm" svg:height="0.725cm" svg:x="7.114cm" svg:y="3.8cm">
          <draw:text-box>
            <text:p><text:span text:style-name="T2">A</text:span></text:p>
          </draw:text-box>
        </draw:frame>
        <draw:frame draw:style-name="gr5" draw:text-style-name="P4" draw:layer="layout" svg:width="0.8cm" svg:height="0.725cm" svg:x="9cm" svg:y="7.175cm">
          <draw:text-box>
            <text:p><text:span text:style-name="T2">B</text:span></text:p>
          </draw:text-box>
        </draw:frame>
        <draw:frame draw:style-name="gr3" draw:text-style-name="P4" draw:layer="layout" svg:width="0.786cm" svg:height="0.725cm" svg:x="6.3cm" svg:y="20.2cm">
          <draw:text-box>
            <text:p><text:span text:style-name="T2">F</text:span></text:p>
          </draw:text-box>
        </draw:frame>
        <draw:frame draw:style-name="gr6" draw:text-style-name="P4" draw:layer="layout" svg:width="0.832cm" svg:height="0.725cm" svg:x="11cm" svg:y="20.1cm">
          <draw:text-box>
            <text:p><text:span text:style-name="T2">G</text:span></text:p>
          </draw:text-box>
        </draw:frame>
        <draw:custom-shape draw:style-name="gr7" draw:text-style-name="P5" draw:layer="layout" svg:width="1.1cm" svg:height="0.4cm" svg:x="9.6cm" svg:y="7.3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9cm" svg:height="0.4cm" svg:x="9.601cm" svg:y="11.901cm">
          <text:p text:style-name="P1"><text:span text:style-name="T3">Ed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098cm" svg:height="0.4cm" svg:x="9.602cm" svg:y="14.902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098cm" svg:height="0.4cm" svg:x="8.6cm" svg:y="19.5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098cm" svg:height="0.4cm" svg:x="10.202cm" svg:y="21.1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098cm" svg:height="0.4cm" svg:x="6.905cm" svg:y="21.105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098cm" svg:height="0.4cm" svg:x="6.905cm" svg:y="17.005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098cm" svg:height="0.4cm" svg:x="6.906cm" svg:y="13.006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cm" svg:height="2cm" svg:x="3cm" svg:y="9cm">
          <text:p text:style-name="P1"><text:span text:style-name="T1">Patch</text:span></text:p>
          <text:p text:style-name="P1"><text:span text:style-name="T1">Menu</text:span></text:p>
          <text:p text:style-name="P1"><text:span text:style-name="T1">(Loa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cm" svg:height="2cm" svg:x="3cm" svg:y="5cm">
          <text:p text:style-name="P1"><text:span text:style-name="T1">Settings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001cm" svg:y1="10.001cm" svg:x2="5cm" svg:y2="10cm" draw:start-shape="id3" draw:start-glue-point="3" draw:end-shape="id7" draw:end-glue-point="10" svg:d="M8001 10001c-2250 0-750-1-3001-1" svg:viewBox="0 0 3002 2">
          <text:p/>
        </draw:connector>
        <draw:custom-shape draw:style-name="gr1" draw:text-style-name="P2" xml:id="id9" draw:id="id9" draw:layer="layout" svg:width="2cm" svg:height="2cm" svg:x="13cm" svg:y="9cm">
          <text:p text:style-name="P1"><text:span text:style-name="T1">Patch</text:span></text:p>
          <text:p text:style-name="P1"><text:span text:style-name="T1">Menu</text:span></text:p>
          <text:p text:style-name="P1"><text:span text:style-name="T1">(Sav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099cm" svg:height="0.4cm" svg:x="6.4cm" svg:y="9.4cm">
          <text:p text:style-name="P1"><text:span text:style-name="T3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cm" svg:height="2cm" svg:x="8cm" svg:y="5cm">
          <text:p text:style-name="P1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cm" svg:y1="7cm" svg:x2="9.001cm" svg:y2="9.001cm" draw:start-shape="id2" draw:start-glue-point="8" draw:end-shape="id3" draw:end-glue-point="4" svg:d="M9000 7000c0 1501 1 501 1 2001" svg:viewBox="0 0 2 2002">
          <text:p/>
        </draw:connector>
        <draw:connector draw:style-name="gr2" draw:text-style-name="P3" draw:layer="layout" draw:type="curve" svg:x1="8cm" svg:y1="6cm" svg:x2="5cm" svg:y2="6cm" draw:start-shape="id2" draw:start-glue-point="6" draw:end-shape="id8" draw:end-glue-point="10" svg:d="M8000 6000h-3000" svg:viewBox="0 0 3001 1">
          <text:p/>
        </draw:connector>
        <draw:connector draw:style-name="gr2" draw:text-style-name="P3" draw:layer="layout" draw:type="curve" svg:x1="10.001cm" svg:y1="10.001cm" svg:x2="13cm" svg:y2="10cm" draw:start-shape="id3" draw:start-glue-point="10" draw:end-shape="id9" draw:end-glue-point="6" svg:d="M10001 10001c2250 0 751-1 2999-1" svg:viewBox="0 0 3000 2">
          <text:p/>
        </draw:connector>
        <draw:custom-shape draw:style-name="gr8" draw:text-style-name="P5" draw:layer="layout" svg:width="1.099cm" svg:height="0.4cm" svg:x="10.301cm" svg:y="9.5cm">
          <text:p text:style-name="P1"><text:span text:style-name="T3">Sa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4cm" svg:y1="5cm" svg:x2="8.293cm" svg:y2="5.293cm" draw:start-shape="id8" draw:start-glue-point="4" draw:end-shape="id2" draw:end-glue-point="5" svg:d="M4000 5000c0-751 4293-898 4293 293" svg:viewBox="0 0 4294 877">
          <text:p/>
        </draw:connector>
        <draw:custom-shape draw:style-name="gr9" draw:text-style-name="P5" draw:layer="layout" svg:width="1.098cm" svg:height="0.4cm" svg:x="5.8cm" svg:y="4.2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098cm" svg:height="0.4cm" svg:x="6.7cm" svg:y="6.2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4cm" svg:y1="9cm" svg:x2="9.708cm" svg:y2="9.294cm" draw:start-shape="id9" draw:start-glue-point="4" draw:end-shape="id3" draw:end-glue-point="11" svg:d="M14000 9000c0-751-4292-898-4292 294" svg:viewBox="0 0 4293 878">
          <text:p/>
        </draw:connector>
        <draw:connector draw:style-name="gr2" draw:text-style-name="P3" draw:layer="layout" draw:type="curve" svg:x1="14cm" svg:y1="11cm" svg:x2="9.708cm" svg:y2="10.708cm" draw:start-shape="id9" draw:start-glue-point="8" draw:end-shape="id3" draw:end-glue-point="9" svg:d="M14000 11000c0 754-4292 900-4292-292" svg:viewBox="0 0 4293 878">
          <text:p/>
        </draw:connector>
        <draw:connector draw:style-name="gr2" draw:text-style-name="P3" draw:layer="layout" draw:type="curve" svg:x1="4cm" svg:y1="9cm" svg:x2="8.294cm" svg:y2="9.294cm" draw:start-shape="id7" draw:start-glue-point="4" draw:end-shape="id3" draw:end-glue-point="5" svg:d="M4000 9000c0-751 4294-898 4294 294" svg:viewBox="0 0 4295 878">
          <text:p/>
        </draw:connector>
        <draw:connector draw:style-name="gr2" draw:text-style-name="P3" draw:layer="layout" draw:type="curve" svg:x1="4cm" svg:y1="11cm" svg:x2="8.294cm" svg:y2="10.708cm" draw:start-shape="id7" draw:start-glue-point="8" draw:end-shape="id3" draw:end-glue-point="7" svg:d="M4000 11000c0 754 4294 900 4294-292" svg:viewBox="0 0 4295 878">
          <text:p/>
        </draw:connector>
        <draw:frame draw:style-name="gr4" draw:text-style-name="P4" draw:layer="layout" svg:width="0.807cm" svg:height="0.725cm" svg:x="6.1cm" svg:y="5.4cm">
          <draw:text-box>
            <text:p><text:span text:style-name="T2">H</text:span></text:p>
          </draw:text-box>
        </draw:frame>
        <draw:frame draw:style-name="gr3" draw:text-style-name="P4" draw:layer="layout" svg:width="0.786cm" svg:height="0.725cm" svg:x="9.1cm" svg:y="3.375cm">
          <draw:text-box>
            <text:p><text:span text:style-name="T2">A</text:span></text:p>
          </draw:text-box>
        </draw:frame>
        <draw:connector draw:style-name="gr2" draw:text-style-name="P3" draw:layer="layout" draw:type="curve" svg:x1="9.001cm" svg:y1="9.001cm" svg:x2="8.293cm" svg:y2="6.707cm" draw:start-shape="id3" draw:start-glue-point="4" draw:end-shape="id2" draw:end-glue-point="7" svg:d="M9001 9001c0-1500-708-353-708-2294" svg:viewBox="0 0 709 2295">
          <text:p/>
        </draw:connector>
        <draw:frame draw:style-name="gr3" draw:text-style-name="P4" draw:layer="layout" svg:width="0.786cm" svg:height="0.725cm" svg:x="7.7cm" svg:y="7.2cm">
          <draw:text-box>
            <text:p><text:span text:style-name="T2">A</text:span></text:p>
          </draw:text-box>
        </draw:frame>
        <draw:frame draw:style-name="gr3" draw:text-style-name="P4" draw:layer="layout" svg:width="0.786cm" svg:height="0.725cm" svg:x="11.4cm" svg:y="9.175cm">
          <draw:text-box>
            <text:p><text:span text:style-name="T2">K</text:span></text:p>
          </draw:text-box>
        </draw:frame>
        <draw:frame draw:style-name="gr3" draw:text-style-name="P4" draw:layer="layout" svg:width="0.786cm" svg:height="0.725cm" svg:x="9cm" svg:y="11.275cm">
          <draw:text-box>
            <text:p><text:span text:style-name="T2">J</text:span></text:p>
          </draw:text-box>
        </draw:frame>
        <draw:frame draw:style-name="gr3" draw:text-style-name="P4" draw:layer="layout" svg:width="0.786cm" svg:height="0.725cm" svg:x="5.514cm" svg:y="9.1cm">
          <draw:text-box>
            <text:p><text:span text:style-name="T2">K</text:span></text:p>
          </draw:text-box>
        </draw:frame>
        <draw:frame draw:style-name="gr5" draw:text-style-name="P4" draw:layer="layout" svg:width="0.8cm" svg:height="0.725cm" svg:x="11.8cm" svg:y="7.7cm">
          <draw:text-box>
            <text:p><text:span text:style-name="T2">B</text:span></text:p>
          </draw:text-box>
        </draw:frame>
        <draw:frame draw:style-name="gr5" draw:text-style-name="P4" draw:layer="layout" svg:width="0.8cm" svg:height="0.725cm" svg:x="5.7cm" svg:y="7.675cm">
          <draw:text-box>
            <text:p><text:span text:style-name="T2">B</text:span></text:p>
          </draw:text-box>
        </draw:frame>
        <draw:frame draw:style-name="gr5" draw:text-style-name="P4" draw:layer="layout" svg:width="0.8cm" svg:height="0.725cm" svg:x="11.8cm" svg:y="11.6cm">
          <draw:text-box>
            <text:p><text:span text:style-name="T2">B</text:span></text:p>
          </draw:text-box>
        </draw:frame>
        <draw:frame draw:style-name="gr5" draw:text-style-name="P4" draw:layer="layout" svg:width="0.8cm" svg:height="0.725cm" svg:x="5.5cm" svg:y="11.575cm">
          <draw:text-box>
            <text:p><text:span text:style-name="T2">B</text:span></text:p>
          </draw:text-box>
        </draw:frame>
        <draw:frame draw:style-name="gr5" draw:text-style-name="P4" draw:layer="layout" svg:width="0.8cm" svg:height="0.725cm" svg:x="6.8cm" svg:y="12.075cm">
          <draw:text-box>
            <text:p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3:58:07.168000000</meta:creation-date>
    <dc:date>2019-02-16T19:37:06.682000000</dc:date>
    <meta:editing-duration>PT20M39S</meta:editing-duration>
    <meta:editing-cycles>6</meta:editing-cycles>
    <meta:generator>LibreOffice/6.0.6.2$Windows_X86_64 LibreOffice_project/0c292870b25a325b5ed35f6b45599d2ea4458e77</meta:generator>
    <meta:document-statistic meta:object-count="58"/>
  </office:meta>
</office:document-meta>
</file>